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80f3c" officeooo:paragraph-rsid="00180f3c"/>
    </style:style>
    <style:style style:name="P2" style:family="paragraph" style:parent-style-name="Standard">
      <style:paragraph-properties fo:text-align="start" style:justify-single-word="false"/>
      <style:text-properties officeooo:rsid="00180f3c" officeooo:paragraph-rsid="00180f3c"/>
    </style:style>
    <style:style style:name="P3" style:family="paragraph" style:parent-style-name="Text_20_body">
      <style:text-properties fo:font-size="12pt" officeooo:paragraph-rsid="00180f3c" style:font-size-asian="10.5pt" style:font-size-complex="12pt"/>
    </style:style>
    <style:style style:name="P4" style:family="paragraph" style:parent-style-name="Text_20_body">
      <style:text-properties fo:font-size="12pt" officeooo:rsid="00180f3c" officeooo:paragraph-rsid="00180f3c" style:font-size-asian="10.5pt" style:font-size-complex="12pt"/>
    </style:style>
    <style:style style:name="P5" style:family="paragraph" style:parent-style-name="Text_20_body">
      <style:text-properties fo:font-size="12pt" officeooo:rsid="00189e99" officeooo:paragraph-rsid="00189e99" style:font-size-asian="10.5pt" style:font-size-complex="12pt"/>
    </style:style>
    <style:style style:name="P6" style:family="paragraph" style:parent-style-name="Text_20_body">
      <style:text-properties fo:font-size="12pt" officeooo:paragraph-rsid="00189e99" style:font-size-asian="10.5pt" style:font-size-complex="12pt"/>
    </style:style>
    <style:style style:name="P7" style:family="paragraph" style:parent-style-name="Text_20_body">
      <style:text-properties fo:font-size="12pt" officeooo:paragraph-rsid="001a61af" style:font-size-asian="10.5pt" style:font-size-complex="12pt"/>
    </style:style>
    <style:style style:name="P8" style:family="paragraph" style:parent-style-name="Text_20_body">
      <style:text-properties officeooo:rsid="001a4ba9" officeooo:paragraph-rsid="001a4ba9"/>
    </style:style>
    <style:style style:name="P9" style:family="paragraph" style:parent-style-name="Text_20_body">
      <style:text-properties officeooo:paragraph-rsid="001a4ba9"/>
    </style:style>
    <style:style style:name="P10" style:family="paragraph" style:parent-style-name="Heading_20_1">
      <style:text-properties fo:font-size="14pt" officeooo:rsid="00180f3c" officeooo:paragraph-rsid="00180f3c" style:font-size-asian="12.25pt" style:font-size-complex="14pt"/>
    </style:style>
    <style:style style:name="P11" style:family="paragraph" style:parent-style-name="Heading_20_1">
      <style:text-properties fo:font-size="14pt" officeooo:rsid="00189e99" officeooo:paragraph-rsid="00189e99" style:font-size-asian="12.25pt" style:font-size-complex="14pt"/>
    </style:style>
    <style:style style:name="P12" style:family="paragraph" style:parent-style-name="Heading_20_1">
      <style:text-properties fo:font-size="14pt" officeooo:rsid="001a61af" officeooo:paragraph-rsid="001a61af" style:font-size-asian="12.25pt" style:font-size-complex="14pt"/>
    </style:style>
    <style:style style:name="P13" style:family="paragraph" style:parent-style-name="Heading_20_1">
      <style:text-properties officeooo:rsid="001a4ba9" officeooo:paragraph-rsid="001a4ba9"/>
    </style:style>
    <style:style style:name="T1" style:family="text">
      <style:text-properties officeooo:rsid="00180f3c"/>
    </style:style>
    <style:style style:name="T2" style:family="text">
      <style:text-properties officeooo:rsid="00189e99"/>
    </style:style>
    <style:style style:name="T3" style:family="text">
      <style:text-properties officeooo:rsid="001a4ba9"/>
    </style:style>
    <style:style style:name="T4" style:family="text">
      <style:text-properties officeooo:rsid="001a6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lasgow University Internship Project: REDEUCE</text:p>
      <text:p text:style-name="Text_20_body"/>
      <text:h text:style-name="P10" text:outline-level="1"><text:span text:style-name="T2">Model </text:span>Requirements:</text:h>
      <text:p text:style-name="P3">- <text:span text:style-name="T1">Ability to read in a file of a correctly written DEUCE program, and execute said program based on user inputs</text:span></text:p>
      <text:p text:style-name="P3">- <text:span text:style-name="T1">User should be able to manipulate states in the machine, such as if it should stop during certain instructions via REQUEST_STOP functionality</text:span></text:p>
      <text:p text:style-name="P3">- <text:span text:style-name="T1">User should be able to step through a program manually, seeing the changing states along the way</text:span></text:p>
      <text:p text:style-name="P4">- <text:span text:style-name="T2">User should also be able to step through a large portion of a program at once</text:span></text:p>
      <text:p text:style-name="P4"/>
      <text:p text:style-name="P5">More complex interactions with the above are unlikely, as the learning curve with the system is very steep. Writing ones own programs, or very intricate running of programs which take in multiple sets of cards, is only possible with quite a lot of experience with the machine.</text:p>
      <text:p text:style-name="P5">Because of this steep learning curve, combined with the fact that there was very little true interaction even with the original machine, the variety in interaction with our model of the machine is quite small. However, making it much more versatile would be staying less true to the actual machine.</text:p>
      <text:p text:style-name="P5"/>
      <text:h text:style-name="P11" text:outline-level="1">Current State of Emulator:</text:h>
      <text:p text:style-name="P6">- <text:span text:style-name="T2">Currently a large Java-based Emulator which provides a text-based IO which can write to files and step through programs according to user input.</text:span></text:p>
      <text:p text:style-name="P5">- On top of this, there is also a Parser which should be able to receive input and send output in a way that a simple interface ought to be able to manipulate. The outputs could be translated into signals which manipulate the state of lights, for example. And inputs to the parser could be written with fairly simple translations.</text:p>
      <text:p text:style-name="P5">- squaresProgram.txt is a historically-correctly written program which prints out perfect squares, such as 1,4,9,16,etc until the maximum value that can be represented in a 32-bit word. The emulator executes this program perfectly, as can be seen via the Console class, given the correct inputs.</text:p>
      <text:p text:style-name="P5">- <text:span text:style-name="T3">Highly Object Oriented! Only very large classes are the Processor and the Parser, as they have a lot of logic involved in their usage.</text:span></text:p>
      <text:p text:style-name="P5">- <text:span text:style-name="T4">Basic STOPs and the like are implemented with the User Interface. Given the right state, a user ought to be able to “catch” the program during certain instructions and so on.</text:span></text:p>
      <text:h text:style-name="P11" text:outline-level="1"><text:soft-page-break/>Shortcomings of Current Emulator:</text:h>
      <text:p text:style-name="P6">- <text:span text:style-name="T2">Currently throws an error every time every “card” in a program has been read into the machine. It does not impact execution of the program, and should be able to be worked around fairly easily. Due to time constraints however, I was hesitant to refactor all of the necessary code and leave the project non-functional.</text:span></text:p>
      <text:p text:style-name="P5">- Has NOT implemented the Multiplier/Divider units of the original machine. It was agreed upon members working on the project that much more basic programs should be prioritised for the purposes of this project.</text:p>
      <text:p text:style-name="P5">- Has not implemented the TCA/TCB states of the machine which are meant to manipulate how words are read in and manipulated when their respective states are active. Again, due to time-constraints and a potential misunderstanding of their functionality, which made the prospect of implementation very risky.</text:p>
      <text:p text:style-name="P5">- As it is now, it might be that manipulating the switches on the console is not possible while it is executing a program, which was presumably possible on the original machine. More threads might make this possible, but that level of refactoring was not possible given the time left in the project when this was considered. Potentially doesn't affect our original intention on how a user would interact with the device in any case, however.</text:p>
      <text:p text:style-name="P5">- <text:span text:style-name="T3">Due to uncertainty in understanding of program's execution on the machine, programs which take in large amounts of data, or read in data multiple times, were not considered in this emulator's implementation.</text:span></text:p>
      <text:h text:style-name="P13" text:outline-level="1">Recommended Reading:</text:h>
      <text:p text:style-name="P9">- <text:a xlink:type="simple" xlink:href="http://users.tpg.com.au/eedeuce/ldmpart1.html#index" text:style-name="Internet_20_link" text:visited-style-name="Visited_20_Internet_20_Link">http://users.tpg.com.au/eedeuce/ldmpart1.html#index</text:a></text:p>
      <text:p text:style-name="P9">- <text:a xlink:type="simple" xlink:href="http://users.tpg.com.au/eedeuce/pm.htm#ch5" text:style-name="Internet_20_link" text:visited-style-name="Visited_20_Internet_20_Link">http://users.tpg.com.au/eedeuce/pm.htm#ch5</text:a></text:p>
      <text:p text:style-name="P9">- <text:a xlink:type="simple" xlink:href="http://members.iinet.net.au/~dgreen/deuce/mud21.html" text:style-name="Internet_20_link" text:visited-style-name="Visited_20_Internet_20_Link">http://members.iinet.net.au/~dgreen/deuce/mud21.html</text:a></text:p>
      <text:p text:style-name="P9">- <text:a xlink:type="simple" xlink:href="http://members.iinet.net.au/~dgreen/deuce/extract.html#mud19" text:style-name="Internet_20_link" text:visited-style-name="Visited_20_Internet_20_Link">http://members.iinet.net.au/~dgreen/deuce/extract.html#mud19</text:a></text:p>
      <text:p text:style-name="P9">- <text:a xlink:type="simple" xlink:href="http://www.fcet.staffs.ac.uk/jdw1/sucfm/eedeuce/pjwalker.htm" text:style-name="Internet_20_link" text:visited-style-name="Visited_20_Internet_20_Link">http://www.fcet.staffs.ac.uk/jdw1/sucfm/eedeuce/pjwalker.htm</text:a></text:p>
      <text:p text:style-name="P8">These, along with a trip to the University Archives, made up a majority of the reading done in preparation for the emulation of the machine. Other sources were read and other people consulted for advice on what makes a good technology exhibit, etc.</text:p>
      <text:h text:style-name="P13" text:outline-level="1">Advice for DEUCE Programming:</text:h>
      <text:p text:style-name="P8">- Instructions are stored in Delay Lines, so as you are writing your program, make sure you're keeping track of which microcycle you would be in at the time of that line's execution. If you find yourself looping past 32, make sure you're either intentionally forming a loop, or make sure the instructions get written into a new Delay Line AND that the NIS for the last instruction leads to this new delay line.</text:p>
      <text:p text:style-name="P8">- Most instructions will take 2 microcycles. So for very basic programs, it is probably best to just <text:soft-page-break/>have every other line be an empty line. Also gives space if you want to exit a loop, as loops are exited by a DISCRIM instruction adding an extra microcycle before fetching the next instruction.</text:p>
      <text:p text:style-name="P8">- Most easily written in a “higher level” form, such as “27-13” rather than a long string of 1s and 0s.</text:p>
      <text:p text:style-name="P8">- Remember DEUCE words were represented in “backwards” binary!</text:p>
      <text:p text:style-name="P8">- Keep a list of the different types of instructions nearby, some are very unintuitive.</text:p>
      <text:p text:style-name="P8">- <text:span text:style-name="T4">Re-read the recommended reading. Multiple times.</text:span></text:p>
      <text:p text:style-name="P8">- <text:span text:style-name="T4">First 4 lines of each Triad should be the same other than the Delay Line which they're instructing the machine the write the Words to. <text:s/></text:span></text:p>
      <text:p text:style-name="P8"/>
      <text:h text:style-name="P12" text:outline-level="1">Future Development:</text:h>
      <text:p text:style-name="P7">- <text:span text:style-name="T4">Errors need refactoring</text:span></text:p>
      <text:p text:style-name="P7">- <text:span text:style-name="T4">Potential multi-threading for different potential user inputs while execution is being carried out; assuring the appropriate responses are given at appropriate times.</text:span></text:p>
      <text:p text:style-name="P7">- <text:span text:style-name="T4">Multiple User Interfaces. Web-based app? Hardware Implementation?</text:span></text:p>
      <text:p text:style-name="P7">- <text:span text:style-name="T4">Multiply/Divide units should be implemented</text:span></text:p>
      <text:p text:style-name="P7">- <text:span text:style-name="T4">Multiple subroutines should be written, along with more example programs</text:span></text:p>
      <text:p text:style-name="P7">- <text:span text:style-name="T4">Implement behaviour of different states. TCA/TCB, forced DISCRIM, etc.</text:span></text:p>
      <text:p text:style-name="P7">- <text:span text:style-name="T4">Make sure messages sent from the Parser are received and manipulated as they should be. Strings split and converted into a DL display, for example.</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g Renvall</meta:initial-creator>
    <meta:creation-date>2016-08-11T12:22:27.639760139</meta:creation-date>
    <dc:date>2016-08-11T15:48:42.202487099</dc:date>
    <dc:creator>Stig Renvall</dc:creator>
    <meta:editing-duration>PT6M23S</meta:editing-duration>
    <meta:editing-cycles>1</meta:editing-cycles>
    <meta:document-statistic meta:table-count="0" meta:image-count="0" meta:object-count="0" meta:page-count="3" meta:paragraph-count="43" meta:word-count="977" meta:character-count="6034" meta:non-whitespace-character-count="5098"/>
    <meta:generator>LibreOffice/4.3.7.2$Linux_X86_64 LibreOffice_project/430$Build-2</meta:generator>
  </office:meta>
</office:document-meta>
</file>